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2" svg:font-family="Arial"/>
    <style:font-face style:name="FreeSans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Heading_20_2">
      <style:text-properties officeooo:paragraph-rsid="001ab561"/>
    </style:style>
    <style:style style:name="P2" style:family="paragraph" style:parent-style-name="Heading_20_2">
      <style:paragraph-properties fo:break-before="auto" fo:break-after="auto"/>
    </style:style>
    <style:style style:name="P3" style:family="paragraph" style:parent-style-name="Heading_20_2">
      <style:paragraph-properties fo:line-height="115%" fo:break-before="auto" fo:break-after="auto"/>
    </style:style>
    <style:style style:name="P4" style:family="paragraph" style:parent-style-name="Heading_20_2">
      <style:paragraph-properties fo:break-before="auto" fo:break-after="auto"/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Heading_20_2">
      <style:paragraph-properties fo:line-height="115%" fo:break-before="auto" fo:break-after="auto"/>
      <style:text-properties fo:font-size="17pt" style:font-size-asian="17pt" style:font-size-complex="17pt"/>
    </style:style>
    <style:style style:name="P6" style:family="paragraph" style:parent-style-name="normal">
      <style:paragraph-properties fo:break-before="auto" fo:break-after="auto"/>
    </style:style>
    <style:style style:name="P7" style:family="paragraph" style:parent-style-name="normal">
      <style:paragraph-properties fo:line-height="115%" fo:break-before="auto" fo:break-after="auto"/>
    </style:style>
    <style:style style:name="P8" style:family="paragraph" style:parent-style-name="normal">
      <style:paragraph-properties fo:break-before="auto" fo:break-after="auto"/>
      <style:text-properties officeooo:rsid="001a93d6" officeooo:paragraph-rsid="001a93d6"/>
    </style:style>
    <style:style style:name="P9" style:family="paragraph" style:parent-style-name="normal">
      <style:text-properties fo:color="#0b5394" loext:opacity="100%" fo:font-size="9pt" style:font-size-asian="9pt" style:font-size-complex="9pt"/>
    </style:style>
    <style:style style:name="P10" style:family="paragraph" style:parent-style-name="normal">
      <style:text-properties fo:color="#0b5394" loext:opacity="100%" fo:font-size="12pt" officeooo:paragraph-rsid="001ab561" style:font-size-asian="10.5pt" style:font-size-complex="12pt"/>
    </style:style>
    <style:style style:name="P11" style:family="paragraph" style:parent-style-name="normal">
      <style:text-properties fo:font-size="12pt" style:font-size-asian="12pt" style:font-size-complex="12pt"/>
    </style:style>
    <style:style style:name="P12" style:family="paragraph" style:parent-style-name="normal">
      <style:text-properties fo:font-size="12pt" officeooo:rsid="001ab561" officeooo:paragraph-rsid="001ab561" style:font-size-asian="12pt" style:font-size-complex="12pt"/>
    </style:style>
    <style:style style:name="P13" style:family="paragraph" style:parent-style-name="normal">
      <style:text-properties fo:font-size="12pt" officeooo:rsid="001ab561" officeooo:paragraph-rsid="001ab561" style:font-size-asian="10.5pt" style:font-size-complex="12pt"/>
    </style:style>
    <style:style style:name="P14" style:family="paragraph" style:parent-style-name="Heading_20_2" style:master-page-name="Standard">
      <style:paragraph-properties fo:line-height="115%" style:page-number="1" fo:break-before="auto" fo:break-after="auto"/>
    </style:style>
    <style:style style:name="P15" style:family="paragraph" style:parent-style-name="Standard" style:list-style-name="L1">
      <style:text-properties fo:font-size="12pt" officeooo:rsid="001b9c65" officeooo:paragraph-rsid="001b9c65" style:font-size-asian="12pt" style:font-size-complex="12pt"/>
    </style:style>
    <style:style style:name="P16" style:family="paragraph" style:parent-style-name="Standard" style:list-style-name="L1">
      <style:text-properties fo:font-size="12pt" officeooo:rsid="001c6abb" officeooo:paragraph-rsid="001c6abb" style:font-size-asian="12pt" style:font-size-complex="12pt"/>
    </style:style>
    <style:style style:name="P17" style:family="paragraph" style:parent-style-name="normal" style:list-style-name="WWNum2">
      <style:paragraph-properties fo:margin-left="1.27cm" fo:margin-right="0cm" fo:line-height="162%" fo:text-indent="-0.635cm" style:auto-text-indent="false" fo:break-before="auto" fo:break-after="auto" fo:padding="0cm" fo:border="none" style:shadow="none"/>
      <style:text-properties fo:font-size="12pt" fo:font-weight="bold" style:font-size-asian="12pt" style:font-weight-asian="bold" style:font-size-complex="12pt"/>
    </style:style>
    <style:style style:name="P18" style:family="paragraph" style:parent-style-name="normal" style:list-style-name="WWNum3">
      <style:paragraph-properties fo:margin-left="1.27cm" fo:margin-right="0cm" fo:text-indent="-0.635cm" style:auto-text-indent="false" fo:break-before="auto" fo:break-after="auto"/>
      <style:text-properties style:text-underline-style="none" officeooo:rsid="001b9c65" officeooo:paragraph-rsid="001b9c65"/>
    </style:style>
    <style:style style:name="P19" style:family="paragraph" style:parent-style-name="normal" style:list-style-name="WWNum3">
      <style:paragraph-properties fo:margin-left="1.27cm" fo:margin-right="0cm" fo:text-indent="-0.635cm" style:auto-text-indent="false"/>
      <style:text-properties style:text-underline-style="none" officeooo:rsid="001b9c65" officeooo:paragraph-rsid="001b9c65"/>
    </style:style>
    <style:style style:name="P20" style:family="paragraph" style:parent-style-name="normal" style:list-style-name="WWNum3">
      <style:paragraph-properties fo:margin-left="1.27cm" fo:margin-right="0cm" fo:text-indent="-0.635cm" style:auto-text-indent="false"/>
      <style:text-properties style:text-underline-style="none" officeooo:rsid="001c6abb" officeooo:paragraph-rsid="001c6abb"/>
    </style:style>
    <style:style style:name="T1" style:family="text">
      <style:text-properties fo:color="#0b5394" loext:opacity="100%" fo:font-size="9pt" style:font-size-asian="9pt" style:font-size-complex="9pt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a93d6" style:font-size-asian="10.5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1a93d6" style:font-size-asian="10pt" style:font-size-complex="10pt"/>
    </style:style>
    <style:style style:name="T7" style:family="text">
      <style:text-properties officeooo:rsid="001a93d6"/>
    </style:style>
    <style:style style:name="T8" style:family="text">
      <style:text-properties officeooo:rsid="001ab561"/>
    </style:style>
    <style:style style:name="T9" style:family="text">
      <style:text-properties officeooo:rsid="001b9c65"/>
    </style:style>
    <style:style style:name="T10" style:family="text">
      <style:text-properties officeooo:rsid="001dc03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bookmark text:name="_heading=h.gjdgxs"/><text:span text:style-name="T2">Profesor: </text:span><text:span text:style-name="T4">José Domingo Muñoz Rodriguez</text:span></text:p>
      <text:p text:style-name="P7"/>
      <text:p text:style-name="P3"><text:bookmark text:name="_heading=h.30j0zll"/><text:span text:style-name="T2">Fecha grabación estimada: </text:span><text:span text:style-name="T4">Junio, 2022</text:span></text:p>
      <text:p text:style-name="P6"/>
      <text:p text:style-name="P2"><text:bookmark text:name="_heading=h.1fob9te"/>Nombre del Taller:</text:p>
      <text:p text:style-name="P4">Gestión del almacenamiento en Proxmox VE</text:p>
      <text:p text:style-name="Heading_20_2"><text:bookmark text:name="_heading=h.2et92p0"/>Objetivos del taller:</text:p>
      <text:list xml:id="list3376974589" text:style-name="L1">
        <text:list-item>
          <text:p text:style-name="P15">Cono<text:span text:style-name="T10">c</text:span>er los distintos medios de almacenamiento con los que puede trabaj<text:span text:style-name="T10">a</text:span>r Proxmox VE.</text:p>
        </text:list-item>
        <text:list-item>
          <text:p text:style-name="P15">Estudiar las distintas características que nos ofrecen los distintos medios de almacenamiento.</text:p>
        </text:list-item>
        <text:list-item>
          <text:p text:style-name="P15">Creación de nuevas fuentes de almacenamiento.</text:p>
        </text:list-item>
        <text:list-item>
          <text:p text:style-name="P15">Gestión de discos en las máquinas virtuales.</text:p>
        </text:list-item>
        <text:list-item>
          <text:p text:style-name="P16">Clonación de máquinas virtuales.</text:p>
        </text:list-item>
        <text:list-item>
          <text:p text:style-name="P16">Trabajo con plantillas en Porxmox VE.</text:p>
        </text:list-item>
        <text:list-item>
          <text:p text:style-name="P16">Conocer el trabajo con instantáneas de máquinas virtuales.</text:p>
        </text:list-item>
        <text:list-item>
          <text:p text:style-name="P16">Copias de seguridad de máquinas virtuales.</text:p>
        </text:list-item>
      </text:list>
      <text:p text:style-name="Heading_20_2"><text:bookmark text:name="_heading=h.tyjcwt"/>Tipo de taller:</text:p>
      <text:list xml:id="list898017235" text:style-name="WWNum2">
        <text:list-item>
          <text:p text:style-name="P17">Intermedio</text:p>
        </text:list-item>
      </text:list>
      <text:p text:style-name="P5"><text:bookmark text:name="_heading=h.3dy6vkm"/>¿Grado de dificultad?</text:p>
      <text:p text:style-name="P7">La dificultad de los cursos de OpenWebinars la definimos de 1 a 5: <text:span text:style-name="T7">2</text:span></text:p>
      <text:p text:style-name="P3"><text:bookmark text:name="_heading=h.1t3h5sf"/>¿En qué categoría/s de estas encaja mejor el taller?</text:p>
      <text:p text:style-name="P7"><text:span text:style-name="T5">Sistemas y Redes, </text:span><text:span text:style-name="T6">Virtualización</text:span></text:p>
      <text:p text:style-name="P2"><text:bookmark text:name="_heading=h.4d34og8"/>¿Qué aprenderé en el taller?:</text:p>
      <text:p text:style-name="P6"/>
      <text:list xml:id="list4001545817" text:style-name="WWNum3">
        <text:list-item>
          <text:p text:style-name="P18">Las características de las distintas fuentes de almacenamiento con los que podemos trabajar en Proxmox VE.</text:p>
        </text:list-item>
        <text:list-item>
          <text:p text:style-name="P19">Gestión de medios de alm<text:span text:style-name="T10">a</text:span>cenamiento.</text:p>
        </text:list-item>
        <text:list-item>
          <text:p text:style-name="P19">Utilización de diferentes fuentes de almacenamiento para los discos de las máquinas virtuales.</text:p>
        </text:list-item>
        <text:list-item>
          <text:p text:style-name="P19">Añadir y gestionar nuevos discos en las máquinas virtuales.</text:p>
        </text:list-item>
        <text:list-item>
          <text:p text:style-name="P20"><text:soft-page-break/>Clonación de máquinas virtuales. Tipos de clonación.</text:p>
        </text:list-item>
        <text:list-item>
          <text:p text:style-name="P20">Convertir máquinas virtu<text:span text:style-name="T10">a</text:span>les en plantillas.</text:p>
        </text:list-item>
        <text:list-item>
          <text:p text:style-name="P20">Trabaj<text:span text:style-name="T10">a</text:span>r con instantáneas de máquinas virtuales.</text:p>
        </text:list-item>
        <text:list-item>
          <text:p text:style-name="P20">Realizar copias de seguridad de las máquinas virtuales.</text:p>
        </text:list-item>
      </text:list>
      <text:p text:style-name="P3"><text:bookmark text:name="_heading=h.2s8eyo1"/>Skills que obtendrá el alumno:</text:p>
      <text:p text:style-name="P8">Proxmox VE, Virtualización, <text:span text:style-name="T8">Gestión de Máquinas Virtuales, </text:span><text:span text:style-name="T9">Alm</text:span><text:span text:style-name="T10">a</text:span><text:span text:style-name="T9">cenamiento</text:span></text:p>
      <text:p text:style-name="P2"><text:bookmark text:name="_heading=h.17dp8vu"/>Conocimientos Previos (requisitos):</text:p>
      <text:p text:style-name="P11"/>
      <text:p text:style-name="P11"><text:span text:style-name="T8">No es necesario, pero aconsejable tener c</text:span>onocimientos previos <text:span text:style-name="T9">de algunas tecnologías de almacenamiento (LVM, iSCSI, GlusterFS,...)</text:span>.</text:p>
      <text:p text:style-name="Heading_20_2"><text:bookmark text:name="_heading=h.rekupxsfy486"/>Versiones tecnologías utilizadas:</text:p>
      <text:p text:style-name="P10"/>
      <text:p text:style-name="Standard"><text:span text:style-name="T3">PORXMOX V7.1</text:span><text:span text:style-name="T1">I</text:span></text:p>
      <text:p text:style-name="P1"><text:bookmark text:name="_heading=h.b8eouviah5ao"/>Necesidades extras para elaborar prácticas:</text:p>
      <text:p text:style-name="P9"/>
      <text:p text:style-name="P13">El taller se realizará sobre una instalación virtualizada de Proxmox VE en mi propio equipo.</text:p>
      <text:p text:style-name="Heading_20_2"><text:bookmark text:name="_heading=h.1wrg4w2nnciy"/>Necesidades extras para la grabación:</text:p>
      <text:p text:style-name="P9"/>
      <text:p text:style-name="P12">Ningun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2" svg:font-family="Arial"/>
    <style:font-face style:name="FreeSans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222222" loext:opacity="100%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2-05-31T11:30:27.998377401</dc:date>
    <meta:editing-duration>PT14M30S</meta:editing-duration>
    <meta:editing-cycles>4</meta:editing-cycles>
    <meta:document-statistic meta:table-count="0" meta:image-count="0" meta:object-count="0" meta:page-count="2" meta:paragraph-count="38" meta:word-count="272" meta:character-count="1822" meta:non-whitespace-character-count="1605"/>
  </office:meta>
</office:document-meta>
</file>